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azila o izjemnem dosežku</text:h>
      <text:p text:style-name="Standard">Projekt Orange je mednarodno uporabljan in prosto dostopen na spletu, zato je tudi celotna dokumentacija na spletu. Koda, ki sem jo napisal v sklopu projekta, je dostopna kot del Oranga na spletni stani <text:a xlink:type="simple" xlink:href="http://orange.biolab.si/download/">http://orange.biolab.si/download/</text:a>. Za lažjo razločitev med mojim projektom in ostalimi prialagam datoteko, ki sem jo oddal Googlu kot rezultat mojega projekta in vsenuje le kodo, ki sem jo jaz napisal čez poletje. Tudi ta datoteka je tudi dostopna na spletu na naslovu <text:a xlink:type="simple" xlink:href="https://code.google.com/p/google-summer-of-code-2011-orange/downloads/detail?name=Miha_Cancula.tar.gz">https://code.google.com/p/google-summer-of-code-2011-orange/downloads/detail?name=Miha_Cancula.tar.gz</text:a> . Oddano delo in priložen Googlov certifikat o opravljenem projektu dokazuje, da sem projekt res opravil, in da ima sam projekt res mednarodni pomen. </text:p>
      <text:p text:style-name="Standard"/>
      <text:p text:style-name="Standard">Moje poročilo o opravljenem projektu je dostopno na naslovu <text:a xlink:type="simple" xlink:href="http://orange.biolab.si/blog/2011/09/03/gsoc-review-visualizations-with-qt/">http://orange.biolab.si/blog/2011/09/03/gsoc-review-visualizations-with-qt/</text:a>. <text:s/></text:p>
      <text:p text:style-name="Standard"/>
      <text:h text:style-name="Heading_20_2" text:outline-level="2">Dokazila o aplikativnosti dosežka</text:h>
      <text:p text:style-name="Standard">Moj prispevek je še nov in je bil le pred kratkim dodan v uradno distribucijo Oranga, zato ne morem pokazati nobenih dokazil o njegovi uporabi. Navajam le nekaj člankov, ki so neposredno povezani z uporabo samega programa Orange. Kljub temu upravičeno domnevam, da skoraj vsi uporabniki Oranga uporabljajo (ali še bodo uporabljali) tudi vizualizacije v njem. </text:p>
      <text:p text:style-name="Standard"/>
      <text:list xml:id="list462636570" text:style-name="L1">
        <text:list-item>
          <text:p text:style-name="P1">Blaž Zupan in drugi: Orange and Decisions-at-Hand: Bridging Predictive Data Mining and Decision Support (<text:a xlink:type="simple" xlink:href="http://citeseerx.ist.psu.edu/viewdoc/summary?doi=10.1.1.23.1715">http://citeseerx.ist.psu.edu/viewdoc/summary?doi=10.1.1.23.1715</text:a>, <text:a xlink:type="simple" xlink:href="http://kt.ijs.si/MarkoBohanec/pub/iddmorng.pdf">http://kt.ijs.si/MarkoBohanec/pub/iddmorng.pdf</text:a>)</text:p>
        </text:list-item>
        <text:list-item>
          <text:p text:style-name="P1">Minca Mramor in drugi: <text:span text:style-name="Strong_20_Emphasis"><text:span text:style-name="T1">Visualization-based cancer microarray data classification analysis, Journal of Bioinformatics (</text:span></text:span><text:a xlink:type="simple" xlink:href="http://bioinformatics.oxfordjournals.org/content/23/16/2147"><text:span text:style-name="Strong_20_Emphasis"><text:span text:style-name="T1">http://bioinformatics.oxfordjournals.org/content/23/16/2147</text:span></text:span></text:a><text:span text:style-name="Strong_20_Emphasis"><text:span text:style-name="T1">)</text:span></text:span></text:p>
        </text:list-item>
        <text:list-item>
          <text:p text:style-name="P1">Yao Liu, Yuk Ying Chung: Mining cancer data with discrete particle swarm optimization and rule pruning </text:p>
        </text:list-item>
        <text:list-item>
          <text:p text:style-name="P1">Nincevic, Ivana; Cukusic, Maja; Garaca, Zeljko: Mining demographic data with decision trees, IEEE Conferences (<text:a xlink:type="simple" xlink:href="http://ieeexplore.ieee.org/search/freesrchabstract.jsp?tp=&amp;arnumber=5533671&amp;openedRefinements%3D*%26filter%3DAND%28NOT%284283010803%29%29%26searchField%3DSearch+All%26queryText%3Dorange+data+mining">http://ieeexplore.ieee.org/search/freesrchabstract.jsp?tp=&amp;arnumber=5533671&amp;openedRefinements%3D*%26filter%3DAND%28NOT%284283010803%29%29%26searchField%3DSearch+All%26queryText%3Dorange+data+mining</text:a>)</text:p>
        </text:list-item>
        <text:list-item>
          <text:p text:style-name="P1">Šamanović, M.; Ćukusić, M.; Jadrić, M.: Rule based approach to determining the influence of various business regulations on the amount of foreign direct investment in a country, IEEE Conferences (<text:a xlink:type="simple" xlink:href="http://ieeexplore.ieee.org/search/freesrchabstract.jsp?tp=&amp;arnumber=5546331&amp;openedRefinements%3D*%26filter%3DAND%28NOT%284283010803%29%29%26searchField%3DSearch+All%26queryText%3Dorange+data+mining">http://ieeexplore.ieee.org/search/freesrchabstract.jsp?tp=&amp;arnumber=5546331&amp;openedRefinements%3D*%26filter%3DAND%28NOT%284283010803%29%29%26searchField%3DSearch+All%26queryText%3Dorange+data+mining</text:a>).</text:p>
          <text:p text:style-name="P1"/>
        </text:list-item>
      </text:list>
      <text:h text:style-name="Heading_20_2" text:outline-level="2">Dokazila o odmevnosti dosežka</text:h>
      <text:p text:style-name="Text_20_body">Predvsem Googlova podpora projekta je povzročil precejšen odziv slovenskih medijev.</text:p>
      <text:list xml:id="list398256224" text:style-name="L2">
        <text:list-item>
          <text:p text:style-name="P2">Finance: <text:a xlink:type="simple" xlink:href="http://www.finance.si/312664/Google-podprl-projekt-fakultete-za-ra%E8u">http://www.finance.si/312664/Google-podprl-projekt-fakultete-za-ra%E8u</text:a> </text:p>
        </text:list-item>
        <text:list-item>
          <text:p text:style-name="P2">Žurnal: <text:a xlink:type="simple" xlink:href="http://www.zurnal24.si/google-nagradil-slovenska-studenta-clanek-122910">http://www.zurnal24.si/google-nagradil-slovenska-studenta-clanek-122910</text:a></text:p>
        </text:list-item>
        <text:list-item>
          <text:p text:style-name="P2">Računalniške novice: <text:a xlink:type="simple" xlink:href="http://www.racunalniske-novice.com/novice/dogodki-in-obvestila/google-financno-podprl-projekt-fakultete-za-racunalnistvo-in-informatiko.html">http://www.racunalniske-novice.com/novice/dogodki-in-obvestila/google-financno-podprl-projekt-fakultete-za-racunalnistvo-in-informatiko.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Condensed"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6T09:46:17</meta:creation-date>
    <dc:date>2012-02-16T10:24:23</dc:date>
    <meta:editing-duration>PT7M32S</meta:editing-duration>
    <meta:editing-cycles>1</meta:editing-cycles>
    <meta:generator>LibreOffice/3.4$Unix LibreOffice_project/340m1$Build-502</meta:generator>
    <meta:document-statistic meta:table-count="0" meta:image-count="0" meta:object-count="0" meta:page-count="1" meta:paragraph-count="15" meta:word-count="291" meta:character-count="2927" meta:non-whitespace-character-count="2650"/>
  </office:meta>
</office:document-meta>
</file>